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3736in" table:align="left"/>
    </style:style>
    <style:style style:name="Table1.A" style:family="table-column">
      <style:table-column-properties style:column-width="0.2465in"/>
    </style:style>
    <style:style style:name="Table1.B" style:family="table-column">
      <style:table-column-properties style:column-width="3.1271in"/>
    </style:style>
    <style:style style:name="Table1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2" style:family="table">
      <style:table-properties style:width="1.6382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1.4708in"/>
    </style:style>
    <style:style style:name="Table2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2.B1" style:family="table-cell">
      <style:table-cell-properties style:vertical-align="middle" fo:padding="0in" fo:border="none"/>
    </style:style>
    <style:style style:name="Table3" style:family="table">
      <style:table-properties style:width="5.0285in" table:align="left"/>
    </style:style>
    <style:style style:name="Table3.A" style:family="table-column">
      <style:table-column-properties style:column-width="0.1674in"/>
    </style:style>
    <style:style style:name="Table3.B" style:family="table-column">
      <style:table-column-properties style:column-width="4.8611in"/>
    </style:style>
    <style:style style:name="Table3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3.B1" style:family="table-cell">
      <style:table-cell-properties style:vertical-align="middle" fo:padding="0in" fo:border="none"/>
    </style:style>
    <style:style style:name="Table4" style:family="table">
      <style:table-properties style:width="4.4639in" table:align="left"/>
    </style:style>
    <style:style style:name="Table4.A" style:family="table-column">
      <style:table-column-properties style:column-width="0.1674in"/>
    </style:style>
    <style:style style:name="Table4.B" style:family="table-column">
      <style:table-column-properties style:column-width="4.2965in"/>
    </style:style>
    <style:style style:name="Table4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4.B1" style:family="table-cell">
      <style:table-cell-properties style:vertical-align="middle" fo:padding="0in" fo:border="none"/>
    </style:style>
    <style:style style:name="Table5" style:family="table">
      <style:table-properties style:width="4.4639in" table:align="left"/>
    </style:style>
    <style:style style:name="Table5.A" style:family="table-column">
      <style:table-column-properties style:column-width="0.1674in"/>
    </style:style>
    <style:style style:name="Table5.B" style:family="table-column">
      <style:table-column-properties style:column-width="4.2965in"/>
    </style:style>
    <style:style style:name="Table5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5.B1" style:family="table-cell">
      <style:table-cell-properties style:vertical-align="middle" fo:padding="0in" fo:border="none"/>
    </style:style>
    <style:style style:name="Table6" style:family="table">
      <style:table-properties style:width="6.2174in" table:align="left"/>
    </style:style>
    <style:style style:name="Table6.A" style:family="table-column">
      <style:table-column-properties style:column-width="0.1674in"/>
    </style:style>
    <style:style style:name="Table6.B" style:family="table-column">
      <style:table-column-properties style:column-width="6.05in"/>
    </style:style>
    <style:style style:name="Table6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6.B1" style:family="table-cell">
      <style:table-cell-properties style:vertical-align="middle" fo:padding="0in" fo:border="none"/>
    </style:style>
    <style:style style:name="Table7" style:family="table">
      <style:table-properties style:width="3.4993in" table:align="left"/>
    </style:style>
    <style:style style:name="Table7.A" style:family="table-column">
      <style:table-column-properties style:column-width="0.1674in"/>
    </style:style>
    <style:style style:name="Table7.B" style:family="table-column">
      <style:table-column-properties style:column-width="3.3319in"/>
    </style:style>
    <style:style style:name="Table7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7.B1" style:family="table-cell">
      <style:table-cell-properties style:vertical-align="middle" fo:padding="0in" fo:border="none"/>
    </style:style>
    <style:style style:name="Table8" style:family="table">
      <style:table-properties style:width="3.3694in" table:align="left"/>
    </style:style>
    <style:style style:name="Table8.A" style:family="table-column">
      <style:table-column-properties style:column-width="0.1674in"/>
    </style:style>
    <style:style style:name="Table8.B" style:family="table-column">
      <style:table-column-properties style:column-width="3.2021in"/>
    </style:style>
    <style:style style:name="Table8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8.B1" style:family="table-cell">
      <style:table-cell-properties style:vertical-align="middle" fo:padding="0in" fo:border="none"/>
    </style:style>
    <style:style style:name="Table9" style:family="table">
      <style:table-properties style:width="1.0799in" table:align="left"/>
    </style:style>
    <style:style style:name="Table9.A" style:family="table-column">
      <style:table-column-properties style:column-width="0.1674in"/>
    </style:style>
    <style:style style:name="Table9.B" style:family="table-column">
      <style:table-column-properties style:column-width="0.9125in"/>
    </style:style>
    <style:style style:name="Table9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9.B1" style:family="table-cell">
      <style:table-cell-properties style:vertical-align="middle" fo:padding="0in" fo:border="none"/>
    </style:style>
    <style:style style:name="Table10" style:family="table">
      <style:table-properties style:width="5.3153in" table:align="left"/>
    </style:style>
    <style:style style:name="Table10.A" style:family="table-column">
      <style:table-column-properties style:column-width="0.1674in"/>
    </style:style>
    <style:style style:name="Table10.B" style:family="table-column">
      <style:table-column-properties style:column-width="5.1479in"/>
    </style:style>
    <style:style style:name="Table10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1" style:family="table">
      <style:table-properties style:width="4.1264in" table:align="left"/>
    </style:style>
    <style:style style:name="Table11.A" style:family="table-column">
      <style:table-column-properties style:column-width="0.1674in"/>
    </style:style>
    <style:style style:name="Table11.B" style:family="table-column">
      <style:table-column-properties style:column-width="3.959in"/>
    </style:style>
    <style:style style:name="Table11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11.B1" style:family="table-cell">
      <style:table-cell-properties style:vertical-align="middle" fo:padding="0in" fo:border="none"/>
    </style:style>
    <style:style style:name="Table12" style:family="table">
      <style:table-properties style:width="3.2833in" table:align="left"/>
    </style:style>
    <style:style style:name="Table12.A" style:family="table-column">
      <style:table-column-properties style:column-width="0.1674in"/>
    </style:style>
    <style:style style:name="Table12.B" style:family="table-column">
      <style:table-column-properties style:column-width="3.116in"/>
    </style:style>
    <style:style style:name="Table12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12.B1" style:family="table-cell">
      <style:table-cell-properties style:vertical-align="middle" fo:padding="0in" fo:border="none"/>
    </style:style>
    <style:style style:name="Table13" style:family="table">
      <style:table-properties style:width="6.8125in" table:align="left"/>
    </style:style>
    <style:style style:name="Table13.A" style:family="table-column">
      <style:table-column-properties style:column-width="0.1674in"/>
    </style:style>
    <style:style style:name="Table13.B" style:family="table-column">
      <style:table-column-properties style:column-width="6.6451in"/>
    </style:style>
    <style:style style:name="Table13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13.B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1b1d6b" officeooo:paragraph-rsid="001b1d6b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ff0000" style:font-name="Open Sans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8" style:family="paragraph" style:parent-style-name="Heading_20_1">
      <style:paragraph-properties fo:text-align="justify" style:justify-single-word="false"/>
      <style:text-properties fo:font-variant="normal" fo:text-transform="none" fo:color="#000000" style:font-name="Open Sans" fo:letter-spacing="normal" fo:font-style="normal" fo:font-weight="normal" officeooo:rsid="001b1d6b" officeooo:paragraph-rsid="001b1d6b"/>
    </style:style>
    <style:style style:name="P9" style:family="paragraph" style:parent-style-name="Heading_20_2">
      <style:paragraph-properties fo:text-align="justify" style:justify-single-word="false"/>
      <style:text-properties fo:font-variant="normal" fo:text-transform="none" fo:color="#000000" style:font-name="Open Sans" fo:letter-spacing="normal" fo:font-style="normal" officeooo:rsid="001b1d6b" officeooo:paragraph-rsid="001b1d6b"/>
    </style:style>
    <style:style style:name="P10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P11" style:family="paragraph" style:parent-style-name="Horizontal_20_Line">
      <style:text-properties fo:color="#000000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padding="0in" fo:border="none"/>
    </style:style>
    <style:style style:name="P13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background-color="#3a3c3d" fo:padding="0in" fo:border="none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inherit" fo:padding="0in" fo:border="none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inherit" fo:font-weight="bold" fo:padding="0in" fo:border="none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fo:padding="0in" fo:border="none"/>
    </style:style>
    <style:style style:name="T1" style:family="text">
      <style:text-properties style:font-name="Consolas" fo:font-size="12pt" fo:background-color="#f2f2f2" loext:char-shading-value="0" fo:padding="0.0193in" fo:border="0.06pt solid #cccccc"/>
    </style:style>
    <style:style style:name="T2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4" style:family="text">
      <style:text-properties fo:font-variant="normal" fo:text-transform="none" fo:color="#444444" style:font-name="Consolas" fo:font-size="12pt" fo:letter-spacing="normal" fo:font-style="normal" fo:font-weight="normal" fo:padding="0.0193in" fo:border="0.06pt solid #cccccc"/>
    </style:style>
    <style:style style:name="T5" style:family="text">
      <style:text-properties fo:font-variant="normal" fo:text-transform="none" fo:color="#444444" fo:letter-spacing="normal" fo:background-color="#f2f2f2" loext:char-shading-value="0" fo:padding="0.0193in" fo:border="0.06pt solid #cccccc"/>
    </style:style>
    <style:style style:name="T6" style:family="text">
      <style:text-properties fo:font-variant="normal" fo:text-transform="none" fo:color="#444444" fo:letter-spacing="normal" fo:padding="0.0193in" fo:border="0.06pt solid #cccccc"/>
    </style:style>
    <style:style style:name="T7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8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11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background-color="#f2f2f2" loext:char-shading-value="0" fo:padding="0.0193in" fo:border="0.06pt solid #cccccc"/>
    </style:style>
    <style:style style:name="T13" style:family="text">
      <style:text-properties fo:font-variant="normal" fo:text-transform="none" fo:color="#000000" fo:letter-spacing="normal" fo:padding="0.0193in" fo:border="0.06pt solid #cccccc"/>
    </style:style>
    <style:style style:name="T14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15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16" style:family="text">
      <style:text-properties fo:font-variant="normal" fo:text-transform="none" fo:color="#0000bb" style:font-name="Consolas" fo:font-size="12pt" fo:letter-spacing="normal" fo:font-style="normal" fo:font-weight="normal" fo:background-color="#f2f2f2" loext:char-shading-value="0" fo:padding="0in" fo:border="none"/>
    </style:style>
    <style:style style:name="T17" style:family="text">
      <style:text-properties fo:font-variant="normal" fo:text-transform="none" fo:color="#0000bb" style:font-name="Consolas" fo:font-size="12pt" fo:letter-spacing="normal" fo:font-style="normal" fo:font-weight="normal" fo:padding="0in" fo:border="none"/>
    </style:style>
    <style:style style:name="T18" style:family="text">
      <style:text-properties fo:font-variant="normal" fo:text-transform="none" fo:color="#ff8000" style:font-name="Consolas" fo:font-size="12pt" fo:letter-spacing="normal" fo:font-style="normal" fo:font-weight="normal" fo:padding="0in" fo:border="none"/>
    </style:style>
    <style:style style:name="T19" style:family="text">
      <style:text-properties fo:font-variant="normal" fo:text-transform="none" fo:color="#007700" style:font-name="Consolas" fo:font-size="12pt" fo:letter-spacing="normal" fo:font-style="normal" fo:font-weight="normal" fo:padding="0in" fo:border="none"/>
    </style:style>
    <style:style style:name="T20" style:family="text">
      <style:text-properties fo:font-variant="normal" fo:text-transform="none" fo:color="#dd0000" style:font-name="Consolas" fo:font-size="12pt" fo:letter-spacing="normal" fo:font-style="normal" fo:font-weight="normal" fo:padding="0in" fo:border="none"/>
    </style:style>
    <style:style style:name="T21" style:family="text">
      <style:text-properties fo:font-variant="normal" fo:text-transform="none" fo:color="#0098d3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22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23" style:family="text">
      <style:text-properties fo:font-variant="normal" fo:text-transform="none" style:font-name="Open Sans" fo:font-size="12pt" fo:letter-spacing="normal" fo:font-style="normal" fo:font-weight="normal"/>
    </style:style>
    <style:style style:name="T24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25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in" fo:border="none"/>
    </style:style>
    <style:style style:name="T26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27" style:family="text">
      <style:text-properties fo:font-variant="normal" fo:text-transform="none" style:font-name="Consolas" fo:font-size="12pt" fo:letter-spacing="normal" fo:font-style="normal" fo:font-weight="normal" fo:padding="0.0193in" fo:border="0.06pt solid #cccccc"/>
    </style:style>
    <style:style style:name="T28" style:family="text">
      <style:text-properties fo:font-variant="normal" fo:text-transform="none" fo:letter-spacing="normal" fo:background-color="#f2f2f2" loext:char-shading-value="0" fo:padding="0.0193in" fo:border="0.06pt solid #cccccc"/>
    </style:style>
    <style:style style:name="T29" style:family="text">
      <style:text-properties fo:font-variant="normal" fo:text-transform="none" fo:letter-spacing="normal" fo:padding="0.0193in" fo:border="0.06pt solid #cccccc"/>
    </style:style>
    <style:style style:name="T30" style:family="text">
      <style:text-properties fo:font-variant="normal" fo:text-transform="none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31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32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33" style:family="text">
      <style:text-properties fo:font-variant="normal" fo:text-transform="none" fo:color="#ff0000" style:font-name="Consolas" fo:font-size="12pt" fo:letter-spacing="normal" fo:font-style="normal" fo:font-weight="normal" fo:padding="0.0193in" fo:border="0.06pt solid #cccccc"/>
    </style:style>
    <style:style style:name="T34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5" style:family="text">
      <style:text-properties fo:font-variant="normal" fo:text-transform="none" fo:color="#ff0000" style:text-line-through-style="none" style:text-line-through-type="none" style:font-name="Consolas" fo:font-size="12pt" fo:letter-spacing="normal" fo:font-style="normal" style:text-underline-style="none" fo:font-weight="normal" style:text-blinking="false" fo:padding="0in" fo:border="none"/>
    </style:style>
    <style:style style:name="T36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37" style:family="text">
      <style:text-properties fo:font-variant="normal" fo:text-transform="none" fo:color="#ff0000" fo:letter-spacing="normal" fo:padding="0.0193in" fo:border="0.06pt solid #cccccc"/>
    </style:style>
    <style:style style:name="T38" style:family="text">
      <style:text-properties fo:color="#000000" style:font-name="Consolas" fo:font-size="12pt" fo:background-color="#f2f2f2" loext:char-shading-value="0" fo:padding="0.0193in" fo:border="0.06pt solid #cccccc"/>
    </style:style>
    <style:style style:name="T39" style:family="text">
      <style:text-properties fo:color="#898989"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40" style:family="text">
      <style:text-properties style:font-name="Monaco" fo:font-size="10.5pt" fo:font-weight="normal" style:font-name-asian="Monaco" style:font-size-asian="10.5pt" style:font-weight-asian="normal" style:font-name-complex="Monaco" style:font-size-complex="10.5pt" style:font-weight-complex="normal"/>
    </style:style>
    <style:style style:name="T41" style:family="text">
      <style:text-properties fo:color="#daa520" fo:font-weight="bold"/>
    </style:style>
    <style:style style:name="T42" style:family="text">
      <style:text-properties fo:color="#dddddd" fo:font-weight="bold"/>
    </style:style>
    <style:style style:name="T43" style:family="text">
      <style:text-properties fo:color="#f7adf7" fo:font-weight="bold"/>
    </style:style>
    <style:style style:name="T44" style:family="text">
      <style:text-properties fo:color="#006fe0"/>
    </style:style>
    <style:style style:name="T45" style:family="text">
      <style:text-properties fo:color="#cdcdcd" fo:font-weight="bold"/>
    </style:style>
    <style:style style:name="T46" style:family="text">
      <style:text-properties fo:color="#d14242" fo:font-weight="bold"/>
    </style:style>
    <style:style style:name="T47" style:family="text">
      <style:text-properties fo:color="#92afc1" fo:font-weight="bold"/>
    </style:style>
    <style:style style:name="T48" style:family="text">
      <style:text-properties fo:font-weight="bold"/>
    </style:style>
    <style:style style:name="T49" style:family="text">
      <style:text-properties fo:color="#c37ee6" fo:font-weight="bold"/>
    </style:style>
    <style:style style:name="T50" style:family="text">
      <style:text-properties fo:color="#ff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000000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HP 101 (part 6): Functionally Yours</text:h>
      <text:p text:style-name="P1"/>
      <text:h text:style-name="P9" text:outline-level="2">A Little Knowledge</text:h>
      <text:p text:style-name="P11"/>
      <text:p text:style-name="P3">If you’ve been taking your regular dose of PHP 101, you know now enough about PHP to write<text:line-break/>simple programs of your own. However, these programs will be “procedural” or linear – the<text:line-break/>statements in them will be executed sequentially, one after another – simply because that’s<text:line-break/>the only programming style I’ve used so far.</text:p>
      <text:p text:style-name="P3">You know what they say about a little knowledge being a dangerous thing… as your PHP<text:line-break/>scripts become more and more complex, it’s only a matter of time before you bump your head<text:line-break/>against the constraints of the procedural method, and begin looking for a more efficient<text:line-break/>way of structuring your PHP programs.</text:p>
      <text:p text:style-name="P3">That’s where Part Six of PHP 101 comes in. In this tutorial I’m going to introduce you to<text:line-break/>a new way of doing things, where code doesn’t run in a straight line, but twists, leaps<text:line-break/>and bounds across the landscape of your script. Most of this activity is accomplished<text:line-break/>through a programming construct called a “function”, and this tutorial teaches you how to<text:line-break/>build them (once), use them (many times), pass them arguments and have them <text:soft-page-break/>return values,<text:line-break/>and generally make your scripts more compact, efficient and maintainable.</text:p>
      <text:p text:style-name="P7"><text:bookmark text:name="Heading2"/></text:p>
      <text:h text:style-name="P10" text:outline-level="2">In Plain English</text:h>
      <text:p text:style-name="P3">Ask a geek to define the term “function”, and he’ll probably mumble something about a<text:line-break/>function being “a block of statements that can be grouped together as a named entity.”<text:line-break/>Since this is a tutorial on PHP, not an introductory course in Greek, I’ll translate that<text:line-break/>for you: a function is simply a set of program statements which perform a specific task,<text:line-break/>and which can be “called”, or executed, from anywhere in your program.</text:p>
      <text:p text:style-name="P6"><text:span text:style-name="T11">Every programming language comes with its own built-in functions, and typically also allows<text:line-break/>developers to define their own functions. For example, if I had a profit statement for the<text:line-break/>year on my desk, and I wanted to inflate each number by 35%, I could call my neighborhood<text:line-break/>accounting firm and get them to do it for me… or I could write a simple PHP function called<text:line-break/></text:span><text:span text:style-name="Source_20_Text"><text:span text:style-name="T8">cheatTheShareholders()</text:span></text:span><text:span text:style-name="T11"> and have it do the work for me (it’s faster, plus PHP<text:line-break/>doesn’t bill by the hour).</text:span></text:p>
      <text:p text:style-name="P3">There are three important reasons why functions are a Good Thing™. First: user-defined<text:line-break/><text:soft-page-break/>functions allow you to separate your code into easily identifiable subsections – which are<text:line-break/>easier to understand and debug. Second: functions make your program modular, allowing you<text:line-break/>to write a piece of code once and then re-use it multiple times within the same program. And<text:line-break/>third: functions simplify code updates or changes, because the change needs only to be<text:line-break/>implemented in a single place (the function definition). Functions thus save time, money<text:line-break/>and electrons… and I know the electrons at least will thank you!</text:p>
      <text:p text:style-name="P7"><text:bookmark text:name="Heading3"/></text:p>
      <text:h text:style-name="P10" text:outline-level="2">Monday Morning Blues</text:h>
      <text:p text:style-name="P3">To see how a function works, look at the following example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define a function<text:line-break/><text:line-break/></text:span></text:span><text:span text:style-name="Source_20_Text"><text:span text:style-name="T32">function myStandardResponse() {<text:line-break/><text:line-break/>    echo "Get lost, jerk!&lt;br /&gt;&lt;br /&gt;";</text:span></text:span></text:p>
      <text:p text:style-name="P5"><text:span text:style-name="Source_20_Text"><text:span text:style-name="T33">}</text:span></text:span></text:p>
      <text:p text:style-name="P5"><text:span text:style-name="Source_20_Text"><text:span text:style-name="T9">// on the bus<text:line-break/><text:line-break/>echo "Hey lady, can you spare a dime? &lt;br /&gt;";<text:line-break/><text:line-break/></text:span></text:span><text:soft-page-break/><text:span text:style-name="Source_20_Text"><text:span text:style-name="T32">myStandardResponse();</text:span></text:span></text:p>
      <text:p text:style-name="P5"><text:span text:style-name="Source_20_Text"><text:span text:style-name="T9">// at the office<text:line-break/><text:line-break/>echo "Can you handle Joe's workload, in addition to your own, while he's in Tahiti for a month? You'll probably need to come in early and work till midnight, but we are confident you can handle it. Oh, and we can't pay you extra because of budgetary constraints...&lt;br /&gt;";</text:span></text:span></text:p>
      <text:p text:style-name="P5"><text:span text:style-name="Source_20_Text"><text:span text:style-name="T9">myStandardResponse();</text:span></text:span></text:p>
      <text:p text:style-name="P5"><text:span text:style-name="Source_20_Text"><text:span text:style-name="T9">// at the party<text:line-break/><text:line-break/>echo "Hi, haven't I seen you somewhere before?&lt;br /&gt;";<text:line-break/><text:line-break/>myStandardResponse();</text:span></text:span></text:p>
      <text:p text:style-name="P6"><text:span text:style-name="Source_20_Text"><text:span text:style-name="T7">?&gt;<text:line-break/><text:line-break/></text:span></text:span><text:span text:style-name="Source_20_Text"><text:span text:style-name="T8"><text:line-break/></text:span></text:span></text:p>
      <text:p text:style-name="P3">Here’s what the output might look like:</text:p>
      <text:section text:style-name="Sect1" text:name="crayon-57b921eaea4ca344330735">
        <table:table table:name="Table1" table:style-name="Table1">
          <table:table-column table:style-name="Table1.A"/>
          <table:table-column table:style-name="Table1.B"/>
          <text:soft-page-break/>
          <table:table-row>
            <table:table-cell table:style-name="Table1.A1" office:value-type="string">
              <text:p text:style-name="P12">1</text:p>
              <text:p text:style-name="P13">2</text:p>
              <text:p text:style-name="P12">3</text:p>
              <text:p text:style-name="P13">4</text:p>
              <text:p text:style-name="P12">5</text:p>
              <text:p text:style-name="P13">6</text:p>
              <text:p text:style-name="P12">7</text:p>
              <text:p text:style-name="P13">8</text:p>
              <text:p text:style-name="P12">9</text:p>
              <text:p text:style-name="P13">10</text:p>
            </table:table-cell>
            <table:table-cell table:style-name="Table1.B1" office:value-type="string">
              <text:section text:style-name="Sect1" text:name="crayon-57b921eaea4ca344330735-1">
                <text:p text:style-name="P14"><text:span text:style-name="T48">Hey lady,</text:span> <text:span text:style-name="T48">can you spare</text:span> <text:span text:style-name="T48">a</text:span> <text:span text:style-name="T48">dime?</text:span></text:p>
              </text:section>
              <text:section text:style-name="Sect2" text:name="crayon-57b921eaea4ca344330735-2">
                <text:p text:style-name="P14"><text:span text:style-name="T48">Get lost,</text:span> <text:span text:style-name="T48">jerk!</text:span></text:p>
              </text:section>
              <text:section text:style-name="Sect1" text:name="crayon-57b921eaea4ca344330735-3">
                <text:p text:style-name="P16"> </text:p>
              </text:section>
              <text:section text:style-name="Sect2" text:name="crayon-57b921eaea4ca344330735-4">
                <text:p text:style-name="P14"><text:span text:style-name="T48">Can you handle Joe's workload, in addition to your own, while he's</text:span> <text:span text:style-name="T48">in</text:span> <text:span text:style-name="T48">Tahiti for</text:span> <text:span text:style-name="T48">a</text:span> <text:span text:style-name="T48">month?</text:span></text:p>
              </text:section>
              <text:section text:style-name="Sect1" text:name="crayon-57b921eaea4ca344330735-5">
                <text:p text:style-name="P14"><text:span text:style-name="T48">You'll probably need to come in early and work till midnight, but we are confident you can</text:span></text:p>
              </text:section>
              <text:section text:style-name="Sect2" text:name="crayon-57b921eaea4ca344330735-6">
                <text:p text:style-name="P14"><text:span text:style-name="T48">handle it. Oh, and we can't</text:span> <text:span text:style-name="T48">pay you extra because of budgetary constraints...</text:span></text:p>
              </text:section>
              <text:section text:style-name="Sect1" text:name="crayon-57b921eaea4ca344330735-7">
                <text:p text:style-name="P14"><text:span text:style-name="T48">Get lost,</text:span> <text:span text:style-name="T48">jerk!</text:span></text:p>
              </text:section>
              <text:section text:style-name="Sect2" text:name="crayon-57b921eaea4ca344330735-8">
                <text:p text:style-name="P16"> </text:p>
              </text:section>
              <text:section text:style-name="Sect1" text:name="crayon-57b921eaea4ca344330735-9">
                <text:p text:style-name="P14"><text:span text:style-name="T48">Hi,</text:span> <text:span text:style-name="T48">haven</text:span>'<text:span text:style-name="T48">t</text:span> <text:span text:style-name="T48">I</text:span> <text:span text:style-name="T48">seen you somewhere before?</text:span></text:p>
              </text:section>
              <text:section text:style-name="Sect2" text:name="crayon-57b921eaea4ca344330735-10">
                <text:p text:style-name="P14"><text:span text:style-name="T48">Get lost,</text:span> <text:span text:style-name="T48">jerk!</text:span></text:p>
              </text:section>
            </table:table-cell>
          </table:table-row>
        </table:table>
      </text:section>
      <text:p text:style-name="P3">(Sure it’s rude, but it does demonstrate how a function allows you to reuse pieces of code.)</text:p>
      <text:p text:style-name="P6"><text:span text:style-name="T11">The first thing I’ve done in the script above is define a new function, with the<text:line-break/></text:span><text:span text:style-name="Source_20_Text"><text:span text:style-name="T8">function</text:span></text:span><text:span text:style-name="T11"> keyword. This keyword is followed by the name of the function, which<text:line-break/>in this case is </text:span><text:span text:style-name="Source_20_Text"><text:span text:style-name="T8">myStandardResponse()</text:span></text:span><text:span text:style-name="T11">. All the program code attached to that<text:line-break/>function is then placed within a pair of curly braces – and this program code can contain<text:line-break/>loops, conditional statements, calls to other user-defined functions, or calls to other<text:line-break/>PHP functions.</text:span></text:p>
      <text:p text:style-name="P6"><text:span text:style-name="T11">Of course, defining a function is only half of the puzzle; for it to be of any use at all,<text:line-break/>you need to “invoke” it. In PHP, as in a million other languages, this is accomplished<text:line-break/>by calling the function by its name, as I’ve done in the example above. Calling a<text:line-break/></text:span><text:soft-page-break/><text:span text:style-name="T11">user-defined function is identical to calling a built-in PHP function like </text:span><text:span text:style-name="Source_20_Text"><text:span text:style-name="T8">echo()</text:span></text:span><text:span text:style-name="T11"><text:line-break/>or </text:span><text:span text:style-name="Source_20_Text"><text:span text:style-name="T8">explode()</text:span></text:span><text:span text:style-name="T11">.</text:span></text:p>
      <text:p text:style-name="P3">Here’s the typical format for a function:</text:p>
      <text:p text:style-name="P6"><text:span text:style-name="Source_20_Text"><text:span text:style-name="T7"><text:line-break/>function function_name (optional function arguments) {<text:line-break/><text:line-break/>    statement 1...<text:line-break/><text:line-break/>    statement 2...<text:line-break/><text:line-break/>    .<text:line-break/><text:line-break/>    .</text:span></text:span></text:p>
      <text:p text:style-name="P6"><text:span text:style-name="Source_20_Text"><text:span text:style-name="T12">    </text:span></text:span><text:span text:style-name="Source_20_Text"><text:span text:style-name="T8">.<text:line-break/><text:line-break/>    statement n...<text:line-break/><text:line-break/>}</text:span></text:span></text:p>
      <text:p text:style-name="P7"><text:bookmark text:name="Heading4"/></text:p>
      <text:h text:style-name="P10" text:outline-level="2">Having an Argument… or Two</text:h>
      <text:p text:style-name="P3">Functions like the one you saw in the previous section print the same value every time<text:line-break/>you invoke them. While this is interesting the first six times, it can get boring on <text:soft-page-break/>the<text:line-break/>seventh. What we need to do, to make these boring, unintelligent functions a little more<text:line-break/>exciting, is get them to return a different value each time they are invoked.</text:p>
      <text:p text:style-name="P3">Enter arguments.</text:p>
      <text:p text:style-name="P3">Arguments work by using a placeholder to represent a certain variable within a function.<text:line-break/>Values for this variable are provided to the function at run-time from the main program.<text:line-break/>Since the input to the function will differ at each invocation, so will the output.</text:p>
      <text:p text:style-name="P3">To see how this works, look at the following function, which accepts a single argument<text:line-break/>and then prints it back after a calculation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define a function<text:line-break/><text:line-break/></text:span></text:span><text:span text:style-name="Source_20_Text"><text:span text:style-name="T32">function getCircumference($radius) {</text:span></text:span><text:span text:style-name="Source_20_Text"><text:span text:style-name="T9"><text:line-break/><text:line-break/>    echo "Circumference of a circle with radius $radius is ".</text:span></text:span><text:a xlink:type="simple" xlink:href="https://devzone.zend.com/manual/function.sprintf.php" office:target-frame-name="_blank" xlink:show="new"><text:span text:style-name="Source_20_Text"><text:span text:style-name="T14">sprintf</text:span></text:span></text:a><text:span text:style-name="Source_20_Text"><text:span text:style-name="T9">("%4.2f", (2 * $radius * </text:span></text:span><text:a xlink:type="simple" xlink:href="https://devzone.zend.com/manual/function.pi.php" office:target-frame-name="_blank" xlink:show="new"><text:span text:style-name="Source_20_Text"><text:span text:style-name="T14">pi</text:span></text:span></text:a><text:span text:style-name="Source_20_Text"><text:span text:style-name="T9">()))."&lt;br /&gt;";</text:span></text:span></text:p>
      <text:p text:style-name="P5"><text:span text:style-name="Source_20_Text"><text:span text:style-name="T33">}</text:span></text:span></text:p>
      <text:p text:style-name="P5"><text:span text:style-name="Source_20_Text"><text:span text:style-name="T9">// call a function with an argument<text:line-break/><text:line-break/></text:span></text:span><text:span text:style-name="Source_20_Text"><text:span text:style-name="T32">getCircumference(10);</text:span></text:span></text:p>
      <text:p text:style-name="P5"><text:span text:style-name="Source_20_Text"><text:span text:style-name="T9">// call the same function with another argument<text:line-break/></text:span></text:span><text:soft-page-break/><text:span text:style-name="Source_20_Text"><text:span text:style-name="T9"><text:line-break/>getCircumference(20);</text:span></text:span></text:p>
      <text:p text:style-name="P5"><text:span text:style-name="Source_20_Text"><text:span text:style-name="T9">?&gt;</text:span></text:span></text:p>
      <text:p text:style-name="P6"><text:span text:style-name="T11">In this example, when the </text:span><text:span text:style-name="Source_20_Text"><text:span text:style-name="T8">getCircumference()</text:span></text:span><text:span text:style-name="T11"> function is called with an<text:line-break/>argument, the argument is assigned to the placeholder variable </text:span><text:span text:style-name="Source_20_Text"><text:span text:style-name="T8">$radius</text:span></text:span><text:span text:style-name="T11"> within<text:line-break/>the function, and then acted upon by the code within the function definition.</text:span></text:p>
      <text:p text:style-name="P3">It’s also possible to pass more than one argument to a function. This is done using a<text:line-break/>comma-separated list, as the following example shows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define a function<text:line-break/><text:line-break/></text:span></text:span><text:span text:style-name="Source_20_Text"><text:span text:style-name="T32">function changeCase($str, $flag) {</text:span></text:span><text:span text:style-name="Source_20_Text"><text:span text:style-name="T9"><text:line-break/><text:line-break/>    /* check the flag variable and branch the code */<text:line-break/><text:line-break/>    switch($flag) {<text:line-break/><text:line-break/>        case 'U':<text:line-break/><text:line-break/>            print </text:span></text:span><text:a xlink:type="simple" xlink:href="https://devzone.zend.com/manual/function.strtoupper.php" office:target-frame-name="_blank" xlink:show="new"><text:span text:style-name="Source_20_Text"><text:span text:style-name="T14">strtoupper</text:span></text:span></text:a><text:span text:style-name="Source_20_Text"><text:span text:style-name="T9">($str)."&lt;br /&gt;";</text:span></text:span></text:p>
      <text:p text:style-name="P5"><text:span text:style-name="Source_20_Text"><text:span text:style-name="T13">            </text:span></text:span><text:span text:style-name="Source_20_Text"><text:span text:style-name="T10">break;<text:line-break/><text:line-break/>        case </text:span></text:span><text:span text:style-name="Source_20_Text"><text:span text:style-name="T9">'L':<text:line-break/></text:span></text:span><text:soft-page-break/><text:span text:style-name="Source_20_Text"><text:span text:style-name="T9"><text:line-break/>            print </text:span></text:span><text:a xlink:type="simple" xlink:href="https://devzone.zend.com/manual/function.strtolower.php" office:target-frame-name="_blank" xlink:show="new"><text:span text:style-name="Source_20_Text"><text:span text:style-name="T14">strtolower</text:span></text:span></text:a><text:span text:style-name="Source_20_Text"><text:span text:style-name="T9">($str)."&lt;br /&gt;";<text:line-break/><text:line-break/>            break;<text:line-break/><text:line-break/>        default:<text:line-break/><text:line-break/>            print $str."&lt;br /&gt;";</text:span></text:span></text:p>
      <text:p text:style-name="P5"><text:span text:style-name="Source_20_Text"><text:span text:style-name="T13">            </text:span></text:span><text:span text:style-name="Source_20_Text"><text:span text:style-name="T10">break;<text:line-break/><text:line-break/>    }<text:line-break/><text:line-break/>}</text:span></text:span></text:p>
      <text:p text:style-name="P5"><text:span text:style-name="Source_20_Text"><text:span text:style-name="T9">// call the function<text:line-break/><text:line-break/></text:span></text:span><text:span text:style-name="Source_20_Text"><text:span text:style-name="T32">changeCase("The cow jumped over the moon", "U");</text:span></text:span><text:span text:style-name="Source_20_Text"><text:span text:style-name="T9"><text:line-break/><text:line-break/>changeCase("Hello Sam", "L");</text:span></text:span></text:p>
      <text:p text:style-name="P6"><text:span text:style-name="Source_20_Text"><text:span text:style-name="T7">?&gt;</text:span></text:span></text:p>
      <text:p text:style-name="P3">Here, depending on the value of the second argument, program flow within the function<text:line-break/>moves to the appropriate branch and manipulates the first argument.</text:p>
      <text:p text:style-name="P3">Note that there is no requirement to specify the data type of the argument being passed<text:line-break/>to a function. <text:span text:style-name="T50">Since PHP is a dynamically-typed language, it automatically identifies<text:line-break/></text:span><text:soft-page-break/><text:span text:style-name="T50">the variable type and acts on it appropriately.</text:span></text:p>
      <text:p text:style-name="P7"><text:bookmark text:name="Heading5"/></text:p>
      <text:h text:style-name="P10" text:outline-level="2">Circles in the Sand</text:h>
      <text:p text:style-name="P6"><text:span text:style-name="T11">The functions on the previous page simply printed their output to the screen. But what<text:line-break/>if you want the function to do something else with the result? Well, in PHP, you can<text:line-break/>have a function return a value, such as the result of a calculation, to the statement<text:line-break/>that called it. This is done using a </text:span><text:span text:style-name="Source_20_Text"><text:span text:style-name="T8">return</text:span></text:span><text:span text:style-name="T11"> statement within the function,<text:line-break/>as shown below:</text:span>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define a function<text:line-break/><text:line-break/></text:span></text:span><text:span text:style-name="Source_20_Text"><text:span text:style-name="T32">function getCircumference($radius) {</text:span></text:span><text:span text:style-name="Source_20_Text"><text:span text:style-name="T9"><text:line-break/><text:line-break/>    // return value<text:line-break/><text:line-break/>    </text:span></text:span><text:span text:style-name="Source_20_Text"><text:span text:style-name="T32">return (2 * $radius * </text:span></text:span><text:a xlink:type="simple" xlink:href="https://devzone.zend.com/manual/function.pi.php" office:target-frame-name="_blank" xlink:show="new"><text:span text:style-name="Source_20_Text"><text:span text:style-name="T35">pi</text:span></text:span></text:a><text:span text:style-name="Source_20_Text"><text:span text:style-name="T32">());</text:span></text:span></text:p>
      <text:p text:style-name="P5"><text:span text:style-name="Source_20_Text"><text:span text:style-name="T33">}</text:span></text:span></text:p>
      <text:p text:style-name="P5"><text:span text:style-name="Source_20_Text"><text:span text:style-name="T9">/* call a function with an argument and store the result in a variable */<text:line-break/><text:line-break/></text:span></text:span><text:span text:style-name="Source_20_Text"><text:span text:style-name="T32">$result = getCircumference(10);</text:span></text:span></text:p>
      <text:p text:style-name="P5"><text:span text:style-name="Source_20_Text"><text:span text:style-name="T9">/* call the same function with another argument and print the return value */<text:line-break/></text:span></text:span><text:soft-page-break/><text:span text:style-name="Source_20_Text"><text:span text:style-name="T9"><text:line-break/>print getCircumference(20);</text:span></text:span></text:p>
      <text:p text:style-name="P6"><text:span text:style-name="Source_20_Text"><text:span text:style-name="T7">?&gt;</text:span></text:span></text:p>
      <text:p text:style-name="P6"><text:span text:style-name="T11">Here, the argument passed to the </text:span><text:span text:style-name="Source_20_Text"><text:span text:style-name="T8">getCircumference()</text:span></text:span><text:span text:style-name="T11"> function is processed, and<text:line-break/>the result is returned to the main program, where it may be captured in a variable, printed,<text:line-break/>or dealt with in other ways.</text:span></text:p>
      <text:p text:style-name="P3">You can even use the result of a function inside another function, as illustrated in this<text:line-break/>minor revision of the example above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define a function<text:line-break/><text:line-break/>function getCircumference($radius) {<text:line-break/><text:line-break/>// return value<text:line-break/><text:line-break/>    return (2 * $radius * </text:span></text:span><text:a xlink:type="simple" xlink:href="https://devzone.zend.com/manual/function.pi.php" office:target-frame-name="_blank" xlink:show="new"><text:span text:style-name="Source_20_Text"><text:span text:style-name="T14">pi</text:span></text:span></text:a><text:span text:style-name="Source_20_Text"><text:span text:style-name="T9">());</text:span></text:span></text:p>
      <text:p text:style-name="P5"><text:span text:style-name="Source_20_Text"><text:span text:style-name="T10">}</text:span></text:span></text:p>
      <text:p text:style-name="P5"><text:span text:style-name="Source_20_Text"><text:span text:style-name="T9">// print the return value after formatting it<text:line-break/><text:line-break/>print "The answer is ".</text:span></text:span><text:a xlink:type="simple" xlink:href="https://devzone.zend.com/manual/function.sprintf.php" office:target-frame-name="_blank" xlink:show="new"><text:span text:style-name="Source_20_Text"><text:span text:style-name="T14">sprintf</text:span></text:span></text:a><text:span text:style-name="Source_20_Text"><text:span text:style-name="T9">("%4.2f", getCircumference(20));</text:span></text:span></text:p>
      <text:p text:style-name="P5"><text:span text:style-name="Source_20_Text"><text:span text:style-name="T9">?&gt;</text:span></text:span></text:p>
      <text:p text:style-name="P6"><text:span text:style-name="Source_20_Text"><text:span text:style-name="T38"/></text:span></text:p>
      <text:p text:style-name="P3">Return values need not be numbers or strings alone:<text:span text:style-name="T50"> a function can just as easily </text:span><text:soft-page-break/><text:span text:style-name="T50">return<text:line-break/>an array</text:span> (remember them?), as demonstrated in the following example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* define a function that can accept a list of email addresses */<text:line-break/><text:line-break/>function getUniqueDomains($list) {<text:line-break/><text:line-break/>    /* iterate over the list, split addresses and add domain part to another array */</text:span></text:span></text:p>
      <text:p text:style-name="P5"><text:span text:style-name="Source_20_Text"><text:span text:style-name="T13">    </text:span></text:span><text:span text:style-name="Source_20_Text"><text:span text:style-name="T9">$domains = array();<text:line-break/><text:line-break/>    foreach ($list as $l) {<text:line-break/><text:line-break/>        $arr = </text:span></text:span><text:a xlink:type="simple" xlink:href="https://devzone.zend.com/manual/function.explode.php" office:target-frame-name="_blank" xlink:show="new"><text:span text:style-name="Source_20_Text"><text:span text:style-name="T14">explode</text:span></text:span></text:a><text:span text:style-name="Source_20_Text"><text:span text:style-name="T9">("@", $l);<text:line-break/><text:line-break/>        $domains[] = </text:span></text:span><text:a xlink:type="simple" xlink:href="https://devzone.zend.com/manual/function.trim.php" office:target-frame-name="_blank" xlink:show="new"><text:span text:style-name="Source_20_Text"><text:span text:style-name="T14">trim</text:span></text:span></text:a><text:span text:style-name="Source_20_Text"><text:span text:style-name="T9">($arr[1]);</text:span></text:span></text:p>
      <text:p text:style-name="P5"><text:span text:style-name="Source_20_Text"><text:span text:style-name="T13">    </text:span></text:span><text:span text:style-name="Source_20_Text"><text:span text:style-name="T10">}<text:line-break/><text:line-break/>    </text:span></text:span><text:span text:style-name="Source_20_Text"><text:span text:style-name="T9">// remove duplicates and return<text:line-break/><text:line-break/>    return </text:span></text:span><text:a xlink:type="simple" xlink:href="https://devzone.zend.com/manual/function.array-unique.php" office:target-frame-name="_blank" xlink:show="new"><text:span text:style-name="Source_20_Text"><text:span text:style-name="T14">array_unique</text:span></text:span></text:a><text:span text:style-name="Source_20_Text"><text:span text:style-name="T9">($domains);<text:line-break/><text:line-break/>}</text:span></text:span></text:p>
      <text:p text:style-name="P5"><text:span text:style-name="Source_20_Text"><text:span text:style-name="T9">// read email addresses from a file into an array<text:line-break/><text:line-break/>$fileContents = </text:span></text:span><text:a xlink:type="simple" xlink:href="https://devzone.zend.com/manual/function.file.php" office:target-frame-name="_blank" xlink:show="new"><text:span text:style-name="Source_20_Text"><text:span text:style-name="T14">file</text:span></text:span></text:a><text:span text:style-name="Source_20_Text"><text:span text:style-name="T9">("data.txt");</text:span></text:span></text:p>
      <text:p text:style-name="P5"><text:soft-page-break/><text:span text:style-name="Source_20_Text"><text:span text:style-name="T9">/* pass the file contents to the function and retrieve the result array */<text:line-break/><text:line-break/>$returnArray = getUniqueDomains($fileContents);</text:span></text:span></text:p>
      <text:p text:style-name="P5"><text:span text:style-name="Source_20_Text"><text:span text:style-name="T9">// process the return array<text:line-break/><text:line-break/>foreach ($returnArray as $d) {<text:line-break/><text:line-break/>    print "$d, ";</text:span></text:span></text:p>
      <text:p text:style-name="P5"><text:span text:style-name="Source_20_Text"><text:span text:style-name="T10">}</text:span></text:span></text:p>
      <text:p text:style-name="P6"><text:span text:style-name="Source_20_Text"><text:span text:style-name="T7">?&gt;</text:span></text:span></text:p>
      <text:p text:style-name="P3">Assuming the file looked like this,</text:p>
      <text:section text:style-name="Sect1" text:name="crayon-57b921eaea4e0232536665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2">1</text:p>
              <text:p text:style-name="P13">2</text:p>
              <text:p text:style-name="P12">3</text:p>
              <text:p text:style-name="P13">4</text:p>
              <text:p text:style-name="P12">5</text:p>
              <text:p text:style-name="P13">6</text:p>
            </table:table-cell>
            <table:table-cell table:style-name="Table2.B1" office:value-type="string">
              <text:section text:style-name="Sect1" text:name="crayon-57b921eaea4e0232536665-1">
                <text:p text:style-name="P14"><text:span text:style-name="T48">test@test.com</text:span></text:p>
              </text:section>
              <text:section text:style-name="Sect2" text:name="crayon-57b921eaea4e0232536665-2">
                <text:p text:style-name="P14"><text:span text:style-name="T48">a@x.com</text:span></text:p>
              </text:section>
              <text:section text:style-name="Sect1" text:name="crayon-57b921eaea4e0232536665-3">
                <text:p text:style-name="P14"><text:span text:style-name="T48">zooman@deeply.bored.org</text:span></text:p>
              </text:section>
              <text:section text:style-name="Sect2" text:name="crayon-57b921eaea4e0232536665-4">
                <text:p text:style-name="P14"><text:span text:style-name="T48">b@x.com</text:span></text:p>
              </text:section>
              <text:section text:style-name="Sect1" text:name="crayon-57b921eaea4e0232536665-5">
                <text:p text:style-name="P14"><text:span text:style-name="T48">guess.me@where.ami.net</text:span></text:p>
              </text:section>
              <text:section text:style-name="Sect2" text:name="crayon-57b921eaea4e0232536665-6">
                <text:p text:style-name="P14"><text:span text:style-name="T48">testmore@test.com</text:span></text:p>
              </text:section>
            </table:table-cell>
          </table:table-row>
        </table:table>
      </text:section>
      <text:p text:style-name="P3">the output of the script above would look like this:</text:p>
      <text:section text:style-name="Sect1" text:name="crayon-57b921eaea4e6439754826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2">1</text:p>
            </table:table-cell>
            <table:table-cell table:style-name="Table3.B1" office:value-type="string">
              <text:section text:style-name="Sect1" text:name="crayon-57b921eaea4e6439754826-1">
                <text:p text:style-name="P14"><text:span text:style-name="T48">test.com,</text:span> <text:span text:style-name="T48">x.com,</text:span> <text:span text:style-name="T48">deeply.bored.org,</text:span> <text:span text:style-name="T48">where.ami.net,</text:span></text:p>
              </text:section>
            </table:table-cell>
          </table:table-row>
        </table:table>
      </text:section>
      <text:p text:style-name="P3">Note that the return statement terminates program execution inside a function.</text:p>
      <text:p text:style-name="P7"><text:bookmark text:name="Heading6"/></text:p>
      <text:h text:style-name="P10" text:outline-level="2">Marching Order</text:h>
      <text:p text:style-name="P3">The order in which arguments are passed to a function can be important. The following example<text:line-break/>requires that the name is passed as the first argument, and the place as the second.</text:p>
      <text:p text:style-name="P6"><text:span text:style-name="Source_20_Text"><text:span text:style-name="T7"><text:line-break/>&lt;?php</text:span></text:span></text:p>
      <text:p text:style-name="P5"><text:soft-page-break/><text:span text:style-name="Source_20_Text"><text:span text:style-name="T9">// define a function<text:line-break/><text:line-break/>function introduce($name, $place) {</text:span></text:span></text:p>
      <text:p text:style-name="P5"><text:span text:style-name="Source_20_Text"><text:span text:style-name="T13">    </text:span></text:span><text:span text:style-name="Source_20_Text"><text:span text:style-name="T10">print </text:span></text:span><text:span text:style-name="Source_20_Text"><text:span text:style-name="T9">"Hello, I am $name from $place";<text:line-break/><text:line-break/>}</text:span></text:span></text:p>
      <text:p text:style-name="P5"><text:span text:style-name="Source_20_Text"><text:span text:style-name="T9">// call function<text:line-break/><text:line-break/>introduce("Moonface", "The Faraway Tree");</text:span></text:span></text:p>
      <text:p text:style-name="P6"><text:span text:style-name="Source_20_Text"><text:span text:style-name="T7">?&gt;</text:span></text:span></text:p>
      <text:p text:style-name="P3">This is the output:</text:p>
      <text:section text:style-name="Sect1" text:name="crayon-57b921eaea4eb433048349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2">1</text:p>
            </table:table-cell>
            <table:table-cell table:style-name="Table4.B1" office:value-type="string">
              <text:section text:style-name="Sect1" text:name="crayon-57b921eaea4eb433048349-1">
                <text:p text:style-name="P14"><text:span text:style-name="T48">Hello,</text:span> <text:span text:style-name="T48">I</text:span> <text:span text:style-name="T48">am Moonface from The Faraway Tree</text:span></text:p>
              </text:section>
            </table:table-cell>
          </table:table-row>
        </table:table>
      </text:section>
      <text:p text:style-name="P3">In this example, if you reversed the order in which arguments were passed to the function,<text:line-break/>this is what you’d see:</text:p>
      <text:section text:style-name="Sect1" text:name="crayon-57b921eaea4ef001322676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2">1</text:p>
            </table:table-cell>
            <table:table-cell table:style-name="Table5.B1" office:value-type="string">
              <text:section text:style-name="Sect1" text:name="crayon-57b921eaea4ef001322676-1">
                <text:p text:style-name="P14"><text:span text:style-name="T48">Hello,</text:span> <text:span text:style-name="T48">I</text:span> <text:span text:style-name="T48">am The Faraway Tree from Moonface</text:span></text:p>
              </text:section>
            </table:table-cell>
          </table:table-row>
        </table:table>
      </text:section>
      <text:p text:style-name="P3">And look what happens if you forget to pass a required argument altogether:</text:p>
      <text:section text:style-name="Sect1" text:name="crayon-57b921eaea4f3045543445"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">1</text:p>
              <text:p text:style-name="P13">2</text:p>
            </table:table-cell>
            <table:table-cell table:style-name="Table6.B1" office:value-type="string">
              <text:section text:style-name="Sect1" text:name="crayon-57b921eaea4f3045543445-1">
                <text:p text:style-name="P14"><text:span text:style-name="T48">Warning:</text:span> <text:span text:style-name="T48">Missing argument</text:span> <text:span text:style-name="T48">2</text:span> <text:span text:style-name="T48">for</text:span> <text:span text:style-name="T48">introduce()</text:span> <text:span text:style-name="T48">in</text:span> <text:span text:style-name="T48">xx.php on line</text:span> <text:span text:style-name="T48">3</text:span></text:p>
              </text:section>
              <text:section text:style-name="Sect2" text:name="crayon-57b921eaea4f3045543445-2">
                <text:p text:style-name="P14"><text:span text:style-name="T48">Hello,</text:span> <text:span text:style-name="T48">I</text:span> <text:span text:style-name="T48">am Moonface from</text:span> </text:p>
              </text:section>
            </table:table-cell>
          </table:table-row>
        </table:table>
      </text:section>
      <text:p text:style-name="P3">In order to avoid such errors, <text:span text:style-name="T50">PHP allows you to specify default values for all the<text:line-break/>arguments</text:span> in a user-defined function. <text:span text:style-name="T50">These default values are used if the function<text:line-break/>invocation is missing some arguments</text:span>. Here’s an example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define a function<text:line-break/><text:line-break/></text:span></text:span><text:span text:style-name="Source_20_Text"><text:span text:style-name="T32">function introduce($name="John Doe", $place="London") {</text:span></text:span><text:span text:style-name="Source_20_Text"><text:span text:style-name="T9"><text:line-break/><text:line-break/></text:span></text:span><text:soft-page-break/><text:span text:style-name="Source_20_Text"><text:span text:style-name="T9">    print "Hello, I am $name from $place";</text:span></text:span></text:p>
      <text:p text:style-name="P5"><text:span text:style-name="Source_20_Text"><text:span text:style-name="T10">}</text:span></text:span></text:p>
      <text:p text:style-name="P5"><text:span text:style-name="Source_20_Text"><text:span text:style-name="T9">// call function<text:line-break/><text:line-break/>introduce("Moonface");</text:span></text:span></text:p>
      <text:p text:style-name="P6"><text:span text:style-name="Source_20_Text"><text:span text:style-name="T7">?&gt;</text:span></text:span></text:p>
      <text:p text:style-name="P3">In this case the output would be:</text:p>
      <text:section text:style-name="Sect1" text:name="crayon-57b921eaea4f7046031696"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2">1</text:p>
            </table:table-cell>
            <table:table-cell table:style-name="Table7.B1" office:value-type="string">
              <text:section text:style-name="Sect1" text:name="crayon-57b921eaea4f7046031696-1">
                <text:p text:style-name="P14"><text:span text:style-name="T48">Hello,</text:span> <text:span text:style-name="T48">I</text:span> <text:span text:style-name="T48">am Moonface from London</text:span></text:p>
              </text:section>
            </table:table-cell>
          </table:table-row>
        </table:table>
      </text:section>
      <text:p text:style-name="P3">Notice that the function has been called with only a single argument, even though the function<text:line-break/>definition requires two. However, since default values are present for each argument in the<text:line-break/>function, the missing argument is replaced by the default value for that argument, and no<text:line-break/>error is generated.</text:p>
      <text:p text:style-name="P7"><text:bookmark text:name="Heading7"/></text:p>
      <text:h text:style-name="P10" text:outline-level="2">The Amazing Shrinking Argument List</text:h>
      <text:p text:style-name="P6"><text:span text:style-name="T11">All the examples on the previous page have one thing in common: the number of arguments<text:line-break/>in the function definition is fixed. However, PHP 4.x also supports </text:span><text:span text:style-name="T36">variable-length<text:line-break/>argument lists, by using the </text:span><text:span text:style-name="Source_20_Text"><text:span text:style-name="T34">func_num_args()</text:span></text:span><text:span text:style-name="T36"> and </text:span><text:span text:style-name="Source_20_Text"><text:span text:style-name="T34">func_get_args()</text:span></text:span><text:span text:style-name="T11"><text:line-break/>commands. For want of a better name, these functions are called “function functions”.<text:line-break/>Try wrapping your tongue around that while you look at the next example, which<text:line-break/>demonstrates how they can be used:</text:span></text:p>
      <text:p text:style-name="P6"><text:span text:style-name="Source_20_Text"><text:span text:style-name="T7"><text:line-break/></text:span></text:span><text:soft-page-break/><text:span text:style-name="Source_20_Text"><text:span text:style-name="T7">&lt;?php</text:span></text:span></text:p>
      <text:p text:style-name="P5"><text:span text:style-name="Source_20_Text"><text:span text:style-name="T9">// define a function<text:line-break/><text:line-break/></text:span></text:span><text:span text:style-name="Source_20_Text"><text:span text:style-name="T32">function someFunc() {</text:span></text:span><text:span text:style-name="Source_20_Text"><text:span text:style-name="T9"><text:line-break/><text:line-break/>    // get the arguments<text:line-break/><text:line-break/>    </text:span></text:span><text:span text:style-name="Source_20_Text"><text:span text:style-name="T32">$args = </text:span></text:span><text:a xlink:type="simple" xlink:href="https://devzone.zend.com/manual/function.func-get-args.php" office:target-frame-name="_blank" xlink:show="new"><text:span text:style-name="Source_20_Text"><text:span text:style-name="T35">func_get_args</text:span></text:span></text:a><text:span text:style-name="Source_20_Text"><text:span text:style-name="T32">();</text:span></text:span><text:span text:style-name="Source_20_Text"><text:span text:style-name="T9"><text:line-break/><text:line-break/>    <text:line-break/><text:line-break/>    // print the arguments<text:line-break/><text:line-break/>    print "You sent me the following arguments:";<text:line-break/><text:line-break/>    </text:span></text:span><text:span text:style-name="Source_20_Text"><text:span text:style-name="T32">foreach ($args as $arg) {</text:span></text:span></text:p>
      <text:p text:style-name="P5"><text:span text:style-name="Source_20_Text"><text:span text:style-name="T37">        </text:span></text:span><text:span text:style-name="Source_20_Text"><text:span text:style-name="T33">print </text:span></text:span><text:span text:style-name="Source_20_Text"><text:span text:style-name="T32">" $arg ";</text:span></text:span><text:span text:style-name="Source_20_Text"><text:span text:style-name="T9"><text:line-break/><text:line-break/>    }<text:line-break/><text:line-break/>    print "&lt;br /&gt;";<text:line-break/><text:line-break/>}</text:span></text:span></text:p>
      <text:p text:style-name="P5"><text:span text:style-name="Source_20_Text"><text:span text:style-name="T9">// call a function with different arguments<text:line-break/><text:line-break/></text:span></text:span><text:span text:style-name="Source_20_Text"><text:span text:style-name="T32">someFunc("red", "green", "blue");</text:span></text:span></text:p>
      <text:p text:style-name="P5"><text:span text:style-name="Source_20_Text"><text:span text:style-name="T9">someFunc(1, "soap");</text:span></text:span></text:p>
      <text:p text:style-name="P6"><text:soft-page-break/><text:span text:style-name="Source_20_Text"><text:span text:style-name="T7">?&gt;</text:span></text:span></text:p>
      <text:p text:style-name="P6"><text:span text:style-name="T11">Hmmm… if you’re sneaky, </text:span><text:span text:style-name="T36">you might have tried to pass </text:span><text:span text:style-name="Source_20_Text"><text:span text:style-name="T34">someFunc()</text:span></text:span><text:span text:style-name="T36"> an array, and<text:line-break/>found that instead of displaying the elements of the array, it simply said “Array”. You can<text:line-break/>fix this by adding a quick test for array arguments inside the function, as in this rewrite:</text:span>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define a function<text:line-break/><text:line-break/></text:span></text:span><text:span text:style-name="Source_20_Text"><text:span text:style-name="T32">function someFunc() {</text:span></text:span><text:span text:style-name="Source_20_Text"><text:span text:style-name="T9"><text:line-break/><text:line-break/>    // get the number of arguments passed<text:line-break/><text:line-break/>    </text:span></text:span><text:span text:style-name="Source_20_Text"><text:span text:style-name="T32">$numArgs = </text:span></text:span><text:a xlink:type="simple" xlink:href="https://devzone.zend.com/manual/function.func-num-args.php" office:target-frame-name="_blank" xlink:show="new"><text:span text:style-name="Source_20_Text"><text:span text:style-name="T35">func_num_args</text:span></text:span></text:a><text:span text:style-name="Source_20_Text"><text:span text:style-name="T32">();</text:span></text:span><text:span text:style-name="Source_20_Text"><text:span text:style-name="T9"><text:line-break/><text:line-break/>    <text:line-break/><text:line-break/>// get the arguments<text:line-break/><text:line-break/>    </text:span></text:span><text:span text:style-name="Source_20_Text"><text:span text:style-name="T32">$args = </text:span></text:span><text:a xlink:type="simple" xlink:href="https://devzone.zend.com/manual/function.func-get-args.php" office:target-frame-name="_blank" xlink:show="new"><text:span text:style-name="Source_20_Text"><text:span text:style-name="T35">func_get_args</text:span></text:span></text:a><text:span text:style-name="Source_20_Text"><text:span text:style-name="T32">();</text:span></text:span></text:p>
      <text:p text:style-name="P5"><text:span text:style-name="Source_20_Text"><text:span text:style-name="T13">    </text:span></text:span><text:span text:style-name="Source_20_Text"><text:span text:style-name="T10"><text:line-break/><text:line-break/>    </text:span></text:span><text:span text:style-name="Source_20_Text"><text:span text:style-name="T9">// print the arguments<text:line-break/><text:line-break/></text:span></text:span><text:soft-page-break/><text:span text:style-name="Source_20_Text"><text:span text:style-name="T9">    print "You sent me the following arguments: ";<text:line-break/><text:line-break/>    </text:span></text:span><text:span text:style-name="Source_20_Text"><text:span text:style-name="T32">for ($x = 0; $x &lt; $numArgs</text:span></text:span><text:span text:style-name="Source_20_Text"><text:span text:style-name="T33">; </text:span></text:span><text:span text:style-name="Source_20_Text"><text:span text:style-name="T32">$x++) {</text:span></text:span></text:p>
      <text:p text:style-name="P5"><text:span text:style-name="Source_20_Text"><text:span text:style-name="T13">        </text:span></text:span><text:span text:style-name="Source_20_Text"><text:span text:style-name="T10">print </text:span></text:span><text:span text:style-name="Source_20_Text"><text:span text:style-name="T9">"&lt;br /&gt;Argument $x: ";<text:line-break/><text:line-break/>        /* check if an array was passed and, if so, iterate and print contents */<text:line-break/><text:line-break/>        </text:span></text:span><text:span text:style-name="Source_20_Text"><text:span text:style-name="T32">if (</text:span></text:span><text:a xlink:type="simple" xlink:href="https://devzone.zend.com/manual/function.is-array.php" office:target-frame-name="_blank" xlink:show="new"><text:span text:style-name="Source_20_Text"><text:span text:style-name="T35">is_array</text:span></text:span></text:a><text:span text:style-name="Source_20_Text"><text:span text:style-name="T32">($args[$x])) {</text:span></text:span><text:span text:style-name="Source_20_Text"><text:span text:style-name="T9"><text:line-break/><text:line-break/>            print " ARRAY ";<text:line-break/><text:line-break/>     </text:span></text:span><text:span text:style-name="Source_20_Text"><text:span text:style-name="T32">       foreach ($args[$x] as $index =&gt; $element) {</text:span></text:span></text:p>
      <text:p text:style-name="P5"><text:span text:style-name="Source_20_Text"><text:span text:style-name="T37">                </text:span></text:span><text:span text:style-name="Source_20_Text"><text:span text:style-name="T33">print </text:span></text:span><text:span text:style-name="Source_20_Text"><text:span text:style-name="T32">" $index =&gt; $element ";</text:span></text:span><text:span text:style-name="Source_20_Text"><text:span text:style-name="T9"><text:line-break/><text:line-break/>            }<text:line-break/><text:line-break/>        }<text:line-break/><text:line-break/>        else {<text:line-break/><text:line-break/>            print " $args[$x] ";<text:line-break/><text:line-break/>        }<text:line-break/><text:line-break/>    }<text:line-break/><text:line-break/></text:span></text:span><text:soft-page-break/><text:span text:style-name="Source_20_Text"><text:span text:style-name="T9">}</text:span></text:span></text:p>
      <text:p text:style-name="P5"><text:span text:style-name="Source_20_Text"><text:span text:style-name="T9">// call a function with different arguments<text:line-break/><text:line-break/></text:span></text:span><text:span text:style-name="Source_20_Text"><text:span text:style-name="T32">someFunc("red", "green", "blue", array(4,5), "yellow");</text:span></text:span></text:p>
      <text:p text:style-name="P6"><text:span text:style-name="Source_20_Text"><text:span text:style-name="T7">?&gt;</text:span></text:span></text:p>
      <text:p text:style-name="P7"><text:bookmark text:name="Heading8"/></text:p>
      <text:h text:style-name="P10" text:outline-level="2">Going Global</text:h>
      <text:p text:style-name="P3">Let’s now talk a little bit about the variables used within a function, and their<text:line-break/>relationship with variables in the outside world<text:span text:style-name="T50">. Usually, the variables used within<text:line-break/>a function are “local” – meaning that the values assigned to them, and the changes made<text:line-break/>to them, are restricted to the function space alone.</text:span></text:p>
      <text:p text:style-name="P3">Consider this simple example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define a variable in the main program<text:line-break/><text:line-break/>$today = "Tuesday";</text:span></text:span></text:p>
      <text:p text:style-name="P5"><text:span text:style-name="Source_20_Text"><text:span text:style-name="T9">// define a function<text:line-break/><text:line-break/>function getDay() {<text:line-break/><text:line-break/>    // define a variable inside the function<text:line-break/><text:line-break/>    $today = "Saturday";<text:line-break/><text:line-break/></text:span></text:span><text:soft-page-break/><text:span text:style-name="Source_20_Text"><text:span text:style-name="T9">    // print the variable</text:span></text:span></text:p>
      <text:p text:style-name="P5"><text:span text:style-name="Source_20_Text"><text:span text:style-name="T13">    </text:span></text:span><text:span text:style-name="Source_20_Text"><text:span text:style-name="T9">print "It is $today inside the function&lt;br /&gt;";<text:line-break/><text:line-break/>}</text:span></text:span></text:p>
      <text:p text:style-name="P5"><text:span text:style-name="Source_20_Text"><text:span text:style-name="T9">// call the function<text:line-break/><text:line-break/>getDay();</text:span></text:span></text:p>
      <text:p text:style-name="P5"><text:span text:style-name="Source_20_Text"><text:span text:style-name="T9">// print the variable<text:line-break/><text:line-break/>print "It is $today outside the function";</text:span></text:span></text:p>
      <text:p text:style-name="P5"><text:span text:style-name="Source_20_Text"><text:span text:style-name="T9">?&gt;</text:span></text:span></text:p>
      <text:p text:style-name="P6"><text:span text:style-name="Source_20_Text"><text:span text:style-name="T38"/></text:span></text:p>
      <text:p text:style-name="P3">When you run this script, here is what you will see:</text:p>
      <text:section text:style-name="Sect1" text:name="crayon-57b921eaea502131109322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2">1</text:p>
              <text:p text:style-name="P13">2</text:p>
            </table:table-cell>
            <table:table-cell table:style-name="Table8.B1" office:value-type="string">
              <text:section text:style-name="Sect1" text:name="crayon-57b921eaea502131109322-1">
                <text:p text:style-name="P14"><text:span text:style-name="T48">It is</text:span> <text:span text:style-name="T48">Saturday inside the function</text:span></text:p>
              </text:section>
              <text:section text:style-name="Sect2" text:name="crayon-57b921eaea502131109322-2">
                <text:p text:style-name="P14"><text:span text:style-name="T48">It is</text:span> <text:span text:style-name="T48">Tuesday outside the function</text:span></text:p>
              </text:section>
            </table:table-cell>
          </table:table-row>
        </table:table>
      </text:section>
      <text:p text:style-name="P3">In other words, the variable inside the function is insulated from the identically-named<text:line-break/>variable in the main program. Variables inside a function are thus aptly called “local”<text:line-break/>variables because they only exist within the function in which they are defined.</text:p>
      <text:p text:style-name="P3">The reverse is also true: <text:span text:style-name="T50">variables defined inside a function cannot be “seen” outside</text:span><text:line-break/>it. To illustrate, take a look at the next example and its output (or the lack of it)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define a function<text:line-break/><text:line-break/></text:span></text:span><text:soft-page-break/><text:span text:style-name="Source_20_Text"><text:span text:style-name="T9">function getDay() {<text:line-break/><text:line-break/>    // define a variable inside the function<text:line-break/><text:line-break/>    $today = "Saturday";<text:line-break/><text:line-break/>}</text:span></text:span></text:p>
      <text:p text:style-name="P5"><text:span text:style-name="Source_20_Text"><text:span text:style-name="T9">getDay();<text:line-break/><text:line-break/>print "Today is $today";</text:span></text:span></text:p>
      <text:p text:style-name="P6"><text:span text:style-name="Source_20_Text"><text:span text:style-name="T7">?&gt;</text:span></text:span></text:p>
      <text:p text:style-name="P3">Here is the output:</text:p>
      <text:section text:style-name="Sect1" text:name="crayon-57b921eaea508395133536"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12">1</text:p>
            </table:table-cell>
            <table:table-cell table:style-name="Table9.B1" office:value-type="string">
              <text:section text:style-name="Sect1" text:name="crayon-57b921eaea508395133536-1">
                <text:p text:style-name="P14"><text:span text:style-name="T48">Today is</text:span> </text:p>
              </text:section>
            </table:table-cell>
          </table:table-row>
        </table:table>
      </text:section>
      <text:p text:style-name="P3">Depending on the error_reporting you have set up in php.ini, you might also see an error<text:line-break/>message:</text:p>
      <text:section text:style-name="Sect1" text:name="crayon-57b921eaea50c214974026"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2">1</text:p>
            </table:table-cell>
            <table:table-cell table:style-name="Table10.B1" office:value-type="string">
              <text:section text:style-name="Sect1" text:name="crayon-57b921eaea50c214974026-1">
                <text:p text:style-name="P14"><text:span text:style-name="T48">Notice:</text:span> <text:span text:style-name="T48">Undefined variable:</text:span> <text:span text:style-name="T48">today in</text:span> <text:span text:style-name="T48">x1.php on line</text:span> <text:span text:style-name="T48">10</text:span></text:p>
              </text:section>
            </table:table-cell>
          </table:table-row>
        </table:table>
      </text:section>
      <text:p text:style-name="P6"><text:span text:style-name="T11">However, I didn’t say this can’t be overcome. To have variables within a function accessible<text:line-break/>from outside it (and vice-versa), all you need to do is first declare them “global” with<text:line-break/>the – you guessed it! – </text:span><text:span text:style-name="Source_20_Text"><text:span text:style-name="T8">global</text:span></text:span><text:span text:style-name="T11"> keyword.</text:span></text:p>
      <text:p text:style-name="P6"><text:span text:style-name="T11">Here is a rewrite of the earlier example, this time declaring the </text:span><text:span text:style-name="Source_20_Text"><text:span text:style-name="T8">$today</text:span></text:span><text:span text:style-name="T11"><text:line-break/>variable global:</text:span></text:p>
      <text:p text:style-name="P6"><text:span text:style-name="Source_20_Text"><text:span text:style-name="T7"><text:line-break/>&lt;?php</text:span></text:span></text:p>
      <text:p text:style-name="P5"><text:soft-page-break/><text:span text:style-name="Source_20_Text"><text:span text:style-name="T9">// define a variable in the main program<text:line-break/><text:line-break/></text:span></text:span><text:span text:style-name="Source_20_Text"><text:span text:style-name="T32">$today = "Tuesday";</text:span></text:span></text:p>
      <text:p text:style-name="P5"><text:span text:style-name="Source_20_Text"><text:span text:style-name="T9">// define a function<text:line-break/><text:line-break/></text:span></text:span><text:span text:style-name="Source_20_Text"><text:span text:style-name="T32">function getDay() {</text:span></text:span><text:span text:style-name="Source_20_Text"><text:span text:style-name="T9"><text:line-break/><text:line-break/>    // make the variable global<text:line-break/><text:line-break/>    </text:span></text:span><text:span text:style-name="Source_20_Text"><text:span text:style-name="T32">global $today;</text:span></text:span><text:span text:style-name="Source_20_Text"><text:span text:style-name="T9"><text:line-break/><text:line-break/>    <text:line-break/><text:line-break/>    // define a variable inside the function<text:line-break/><text:line-break/>    $today = "Saturday";<text:line-break/><text:line-break/>    // print the variable<text:line-break/><text:line-break/>    print "It is $today inside the function&lt;br /&gt;";</text:span></text:span></text:p>
      <text:p text:style-name="P5"><text:span text:style-name="Source_20_Text"><text:span text:style-name="T10">}</text:span></text:span></text:p>
      <text:p text:style-name="P5"><text:span text:style-name="Source_20_Text"><text:span text:style-name="T9">// print the variable<text:line-break/><text:line-break/>print "It is $today before running the function&lt;br /&gt;";</text:span></text:span></text:p>
      <text:p text:style-name="P5"><text:span text:style-name="Source_20_Text"><text:span text:style-name="T9">// call the function<text:line-break/><text:line-break/>getDay();</text:span></text:span></text:p>
      <text:p text:style-name="P5"><text:soft-page-break/><text:span text:style-name="Source_20_Text"><text:span text:style-name="T9">// print the variable<text:line-break/><text:line-break/>print "It is $today after running the function";</text:span></text:span></text:p>
      <text:p text:style-name="P6"><text:span text:style-name="Source_20_Text"><text:span text:style-name="T7">?&gt;</text:span></text:span></text:p>
      <text:p text:style-name="P3">And here is the output:</text:p>
      <text:section text:style-name="Sect1" text:name="crayon-57b921eaea511141507277"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2">1</text:p>
              <text:p text:style-name="P13">2</text:p>
              <text:p text:style-name="P12">3</text:p>
            </table:table-cell>
            <table:table-cell table:style-name="Table11.B1" office:value-type="string">
              <text:section text:style-name="Sect1" text:name="crayon-57b921eaea511141507277-1">
                <text:p text:style-name="P14"><text:span text:style-name="T48">It is</text:span> <text:span text:style-name="T48">Tuesday before running the function</text:span></text:p>
              </text:section>
              <text:section text:style-name="Sect2" text:name="crayon-57b921eaea511141507277-2">
                <text:p text:style-name="P14"><text:span text:style-name="T48">It is</text:span> <text:span text:style-name="T48">Saturday inside the function</text:span></text:p>
              </text:section>
              <text:section text:style-name="Sect1" text:name="crayon-57b921eaea511141507277-3">
                <text:p text:style-name="P14"><text:span text:style-name="T48">It is</text:span> <text:span text:style-name="T48">Saturday after running the function</text:span></text:p>
              </text:section>
            </table:table-cell>
          </table:table-row>
        </table:table>
      </text:section>
      <text:p text:style-name="P4">Thus, once a variable is declared global, it is available at the global level, and can be manipulated both inside and outside a function.</text:p>
      <text:p text:style-name="P6"><text:span text:style-name="T36">PHP also comes with so-called superglobal variables – variables that are always available, regardless of whether you’re inside a function or outside it. </text:span><text:span text:style-name="T11">You’ve already seen some of<text:line-break/>these special variables in action: the </text:span><text:span text:style-name="Source_20_Text"><text:span text:style-name="T8">$_SERVER</text:span></text:span><text:span text:style-name="T11">, </text:span><text:span text:style-name="Source_20_Text"><text:span text:style-name="T8">$_POST</text:span></text:span><text:span text:style-name="T11"> and</text:span></text:p>
      <text:p text:style-name="P6"><text:span text:style-name="Source_20_Text"><text:span text:style-name="T8">$_GET</text:span></text:span><text:span text:style-name="T11"> variables are all superglobals, which is why you can access things<text:line-break/>like the currently-executing script’s name or form values even inside a function.</text:span></text:p>
      <text:p text:style-name="P5"><text:span text:style-name="T11">Superglobals are a Good Thing™, because they’re always there when you need them,<text:line-break/>and you don’t need to jump through any hoops to use the data stored inside them. Read more<text:line-break/>about superglobals and variable scope at</text:span><text:a xlink:type="simple" xlink:href="http://www.php.net/manual/en/language.variables.predefined.php"><text:span text:style-name="T15">http://www.php.net/manual/en/language.variables.predefined.php</text:span></text:a><text:span text:style-name="T11"><text:line-break/>and </text:span><text:a xlink:type="simple" xlink:href="http://www.php.net/manual/en/language.variables.scope.php"><text:span text:style-name="T15">http://www.php.net/manual/en/language.variables.scope.php</text:span></text:a><text:span text:style-name="T11">.</text:span></text:p>
      <text:p text:style-name="P7"><text:bookmark text:name="Heading9"/></text:p>
      <text:h text:style-name="P10" text:outline-level="2">Checking References</text:h>
      <text:p text:style-name="P3">Any discussion about variables in and out of functions would be incomplete without some<text:line-break/><text:soft-page-break/>mention of the <text:span text:style-name="T50">difference between “passing by reference” and “passing by value”.</text:span> <text:span text:style-name="T50">So far, all the examples you’ve seen have involved passing arguments to a function “by value”</text:span> – meaning that a copy of the variable was passed to the function, while the original variable remained untouched. However, <text:span text:style-name="T50">PHP also allows you to pass “by reference”</text:span> – meaning that instead of passing a value to a function, you pass a reference to the original variable, and have the function act on that instead of a copy. Confusing? Well, this is probably easier to understand with an example. Let’s start with this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create a variable<text:line-break/><text:line-break/>$today = "Saturday";</text:span></text:span></text:p>
      <text:p text:style-name="P5"><text:span text:style-name="Source_20_Text"><text:span text:style-name="T9">// function to print the value of the variable<text:line-break/><text:line-break/>function setDay($day) {</text:span></text:span></text:p>
      <text:p text:style-name="P5"><text:span text:style-name="Source_20_Text"><text:span text:style-name="T13">    </text:span></text:span><text:span text:style-name="Source_20_Text"><text:span text:style-name="T9">$day = "Tuesday";<text:line-break/><text:line-break/>    print "It is $day inside the function&lt;br /&gt;";<text:line-break/><text:line-break/>}</text:span></text:span></text:p>
      <text:p text:style-name="P5"><text:span text:style-name="Source_20_Text"><text:span text:style-name="T9">// call function<text:line-break/><text:line-break/>setDay($today);</text:span></text:span></text:p>
      <text:p text:style-name="P5"><text:span text:style-name="Source_20_Text"><text:span text:style-name="T9">// print the value of the variable<text:line-break/><text:line-break/>print "It is $today outside the function";</text:span></text:span></text:p>
      <text:p text:style-name="P6"><text:soft-page-break/><text:span text:style-name="Source_20_Text"><text:span text:style-name="T7">?&gt;</text:span></text:span></text:p>
      <text:p text:style-name="P3">You’ve already seen this before, and you already know what the output is going to say:</text:p>
      <text:section text:style-name="Sect1" text:name="crayon-57b921eaea518738168683"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12">1</text:p>
              <text:p text:style-name="P13">2</text:p>
            </table:table-cell>
            <table:table-cell table:style-name="Table12.B1" office:value-type="string">
              <text:section text:style-name="Sect1" text:name="crayon-57b921eaea518738168683-1">
                <text:p text:style-name="P14"><text:span text:style-name="T48">It is</text:span> <text:span text:style-name="T48">Tuesday inside the function</text:span></text:p>
              </text:section>
              <text:section text:style-name="Sect2" text:name="crayon-57b921eaea518738168683-2">
                <text:p text:style-name="P14"><text:span text:style-name="T48">It is</text:span> <text:span text:style-name="T48">Saturday outside the function</text:span></text:p>
              </text:section>
            </table:table-cell>
          </table:table-row>
        </table:table>
      </text:section>
      <text:p text:style-name="P6"><text:span text:style-name="T11">This is because when the </text:span><text:span text:style-name="Source_20_Text"><text:span text:style-name="T8">getDay()</text:span></text:span><text:span text:style-name="T11"> function is invoked, it passes the value<text:line-break/>“Saturday” to the function (“passing by value”). The original variable remains untouched;<text:line-break/>only its content is sent to the function. The function then acts on the content, modifying<text:line-break/>and displaying it.</text:span></text:p>
      <text:p text:style-name="P3">Now, look at how “passing by reference” works:</text:p>
      <text:p text:style-name="P6"><text:span text:style-name="Source_20_Text"><text:span text:style-name="T7"><text:line-break/>&lt;?php</text:span></text:span></text:p>
      <text:p text:style-name="P5"><text:span text:style-name="Source_20_Text"><text:span text:style-name="T9">// create a variable<text:line-break/><text:line-break/>$today = "Saturday";</text:span></text:span></text:p>
      <text:p text:style-name="P5"><text:span text:style-name="Source_20_Text"><text:span text:style-name="T9">// function to print the value of the variable<text:line-break/><text:line-break/></text:span></text:span><text:span text:style-name="Source_20_Text"><text:span text:style-name="T32">function setDay(&amp;$day) {</text:span></text:span></text:p>
      <text:p text:style-name="P5"><text:span text:style-name="Source_20_Text"><text:span text:style-name="T13">    </text:span></text:span><text:span text:style-name="Source_20_Text"><text:span text:style-name="T9">$day = "Tuesday";<text:line-break/><text:line-break/>    print "It is $day inside the function&lt;br /&gt;";<text:line-break/><text:line-break/>}</text:span></text:span></text:p>
      <text:p text:style-name="P5"><text:span text:style-name="Source_20_Text"><text:span text:style-name="T9">// call function<text:line-break/></text:span></text:span><text:soft-page-break/><text:span text:style-name="Source_20_Text"><text:span text:style-name="T9"><text:line-break/>setDay($today);</text:span></text:span></text:p>
      <text:p text:style-name="P5"><text:span text:style-name="Source_20_Text"><text:span text:style-name="T9">// print the value of the variable<text:line-break/><text:line-break/>print "It is $today outside the function";</text:span></text:span></text:p>
      <text:p text:style-name="P6"><text:span text:style-name="Source_20_Text"><text:span text:style-name="T7">?&gt;</text:span></text:span></text:p>
      <text:p text:style-name="P3"><text:span text:style-name="T50">Notice the ampersand (&amp;) before the argument in the function definition. This tells<text:line-break/>PHP to use the variable reference instead of the variable value.</text:span> When such a reference<text:line-break/>is passed to a function, the code inside the function acts on the reference, and modifies<text:line-break/>the content of the original variable (which the reference is pointing to) rather than a<text:line-break/>copy. If you then try retrieving the value of the original variable outside the function,<text:line-break/>it returns the modified value:</text:p>
      <text:section text:style-name="Sect1" text:name="crayon-57b921eaea51d449618650">
        <table:table table:name="Table13" table:style-name="Table13">
          <table:table-column table:style-name="Table13.A"/>
          <table:table-column table:style-name="Table13.B"/>
          <text:soft-page-break/>
          <table:table-row>
            <table:table-cell table:style-name="Table13.A1" office:value-type="string">
              <text:p text:style-name="P12">1</text:p>
              <text:p text:style-name="P13">2</text:p>
              <text:p text:style-name="P12">3</text:p>
            </table:table-cell>
            <table:table-cell table:style-name="Table13.B1" office:value-type="string">
              <text:section text:style-name="Sect1" text:name="crayon-57b921eaea51d449618650-1">
                <text:p text:style-name="P15">.</text:p>
              </text:section>
              <text:section text:style-name="Sect2" text:name="crayon-57b921eaea51d449618650-2">
                <text:p text:style-name="P14"><text:span text:style-name="T48">It is</text:span> <text:span text:style-name="T48">Tuesday inside the function</text:span></text:p>
              </text:section>
              <text:section text:style-name="Sect1" text:name="crayon-57b921eaea51d449618650-3">
                <text:p text:style-name="P14"><text:span text:style-name="T48">It is</text:span> <text:span text:style-name="T48">Tuesday outside the function</text:span></text:p>
              </text:section>
            </table:table-cell>
          </table:table-row>
        </table:table>
      </text:section>
      <text:p text:style-name="P6"><text:span text:style-name="T11">Now you understand why I said no discussion about variables would be complete without<text:line-break/>mentioning the two ways of passing variables. This, of course, is what the<text:line-break/></text:span><text:span text:style-name="Source_20_Text"><text:span text:style-name="T8">global</text:span></text:span><text:span text:style-name="T11"> keyword does inside a function: use a reference to ensure that changes<text:line-break/>to the variable inside the function also reflect outside it. The PHP manual puts it best<text:line-break/>when it says “…when you declare a variable as </text:span><text:span text:style-name="Source_20_Text"><text:span text:style-name="T8">global $var</text:span></text:span><text:span text:style-name="T11"> you are in fact<text:line-break/>creating a reference to a global variable”. For more examples, read all about references<text:line-break/>at </text:span><text:a xlink:type="simple" xlink:href="http://www.zend.com/manual/language.references.php"><text:span text:style-name="T15">http://www.zend.com/manual/language.references.php</text:span></text:a><text:span text:style-name="T11">.</text:span></text:p>
      <text:p text:style-name="P3">And that just about concludes this tutorial. This time you’ve taken a big step towards<text:line-break/>better software design by learning how to abstract parts of your PHP code into reusable<text:line-break/>functions. You now know how to add flexibility to your functions by allowing them to accept<text:line-break/>different arguments, and how to obtain one (or more) return values from them. Finally, you’ve<text:line-break/>learned a little bit about how PHP treats variables inside and outside functions.</text:p>
      <text:p text:style-name="P5"><text:span text:style-name="T11">In </text:span><text:a xlink:type="simple" xlink:href="https://devzone.zend.com/article/638"><text:span text:style-name="T15">Part Seven</text:span></text:a><text:span text:style-name="T11">, I’ll be showing you how to group related<text:line-break/>functions together into classes, and also telling you all about the cool new features<text:line-break/>in the PHP 5 object model. You definitely don’t want to miss that one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0T23:14:24.642605223</dc:date>
    <meta:editing-duration>PT34M25S</meta:editing-duration>
    <meta:editing-cycles>12</meta:editing-cycles>
    <meta:document-statistic meta:table-count="13" meta:image-count="0" meta:object-count="0" meta:page-count="27" meta:paragraph-count="234" meta:word-count="3259" meta:character-count="19921" meta:non-whitespace-character-count="16270"/>
  </office:meta>
</office:document-meta>
</file>